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5pt" style:font-size-asian="15pt" style:font-size-complex="15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663300" style:font-name="Ubuntu Mono" fo:font-size="15pt" fo:letter-spacing="normal" fo:font-style="normal" fo:font-weight="bold" style:font-size-asian="15pt" style:font-size-complex="15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5pt" fo:letter-spacing="normal" style:font-size-asian="15pt" style:font-size-complex="15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5pt" fo:letter-spacing="normal" fo:font-style="normal" fo:font-weight="normal" style:font-size-asian="15pt" style:font-size-complex="15pt"/>
    </style:style>
    <style:style style:name="P5" style:family="paragraph" style:parent-style-name="Preformatted_20_Text">
      <style:paragraph-properties fo:orphans="2" fo:widows="2"/>
      <style:text-properties style:font-name="Ubuntu Mono" fo:font-size="15pt" style:font-size-asian="15pt" style:font-size-complex="15pt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Mono" fo:font-size="15pt" fo:letter-spacing="normal" fo:font-style="normal" fo:font-weight="normal" style:font-size-asian="15pt" style:font-size-complex="15pt"/>
    </style:style>
    <style:style style:name="P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663300" style:font-name="Ubuntu Mono" fo:font-size="15pt" fo:letter-spacing="normal" fo:font-style="normal" fo:font-weight="bold" style:font-size-asian="15pt" style:font-size-complex="15pt"/>
    </style:style>
    <style:style style:name="T1" style:family="text">
      <style:text-properties fo:color="#663300"/>
    </style:style>
    <style:style style:name="T2" style:family="text">
      <style:text-properties fo:color="#663300" fo:font-weight="bold"/>
    </style:style>
    <style:style style:name="T3" style:family="text">
      <style:text-properties fo:color="#663300" fo:font-style="normal" fo:font-weight="normal"/>
    </style:style>
    <style:style style:name="T4" style:family="text">
      <style:text-properties fo:color="#663300" fo:font-style="normal" fo:font-weight="bold"/>
    </style:style>
    <style:style style:name="T5" style:family="text">
      <style:text-properties fo:color="#990000"/>
    </style:style>
    <style:style style:name="T6" style:family="text">
      <style:text-properties fo:color="#990000" fo:font-style="normal" fo:font-weight="normal"/>
    </style:style>
    <style:style style:name="T7" style:family="text">
      <style:text-properties fo:color="#ff6633"/>
    </style:style>
    <style:style style:name="T8" style:family="text">
      <style:text-properties fo:font-style="normal" fo:font-weight="normal"/>
    </style:style>
    <style:style style:name="T9" style:family="text">
      <style:text-properties fo:color="#ff0000"/>
    </style:style>
    <style:style style:name="T10" style:family="text">
      <style:text-properties fo:color="#ff0000" fo:font-style="normal" fo:font-weight="normal"/>
    </style:style>
    <style:style style:name="T11" style:family="text">
      <style:text-properties fo:color="#999900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breBinari<text:span text:style-name="T2">::</text:span>ArbreBinari<text:span text:style-name="T2">(</text:span><text:span text:style-name="T5">const</text:span> ArbreBinari<text:span text:style-name="T1"> </text:span><text:span text:style-name="T2">&amp;</text:span>o<text:span text:style-name="T2">,</text:span><text:span text:style-name="T7"> int</text:span> i<text:span text:style-name="T2">)</text:span></text:p>
      <text:p text:style-name="P2">{</text:p>
      <text:p text:style-name="P3"><text:s text:c="8"/><text:span text:style-name="T8">arrel</text:span><text:span text:style-name="T3"> </text:span><text:span text:style-name="T4">=</text:span><text:span text:style-name="T8"> iArbreBinari</text:span><text:span text:style-name="T4">(</text:span><text:span text:style-name="T8">o</text:span><text:span text:style-name="T4">.</text:span><text:span text:style-name="T8">arrel</text:span><text:span text:style-name="T4">,</text:span><text:span text:style-name="T8"> i</text:span><text:span text:style-name="T4">);</text:span></text:p>
      <text:p text:style-name="P2">}</text:p>
      <text:p text:style-name="P5"/>
      <text:p text:style-name="P4">ArbreBinari<text:span text:style-name="T2">::</text:span>node<text:span text:style-name="T2">::</text:span>node<text:span text:style-name="T2">(</text:span>node<text:span text:style-name="T1"> </text:span><text:span text:style-name="T2">*</text:span>e<text:span text:style-name="T2">,</text:span> node<text:span text:style-name="T2">*</text:span>d<text:span text:style-name="T2">,</text:span><text:span text:style-name="T7"> int</text:span> n<text:span text:style-name="T2">):</text:span></text:p>
      <text:p text:style-name="P3"><text:s text:c="8"/><text:span text:style-name="T8">fe</text:span><text:span text:style-name="T4">(</text:span><text:span text:style-name="T8">e</text:span><text:span text:style-name="T4">),</text:span><text:span text:style-name="T8"> fd</text:span><text:span text:style-name="T4">(</text:span><text:span text:style-name="T8">d</text:span><text:span text:style-name="T4">),</text:span><text:span text:style-name="T8"> dada</text:span><text:span text:style-name="T4">(</text:span><text:span text:style-name="T8">n</text:span><text:span text:style-name="T4">){}</text:span></text:p>
      <text:p text:style-name="P5"/>
      <text:p text:style-name="P4">ArbreBinari<text:span text:style-name="T2">::</text:span>node<text:span text:style-name="T1"> </text:span><text:span text:style-name="T2">*</text:span> ArbreBinari<text:span text:style-name="T2">::</text:span>iArbreBinari<text:span text:style-name="T2">(</text:span><text:span text:style-name="T5">const</text:span> node<text:span text:style-name="T1"> </text:span><text:span text:style-name="T2">*</text:span> n<text:span text:style-name="T2">,</text:span><text:span text:style-name="T7"> int</text:span> i<text:span text:style-name="T2">)</text:span></text:p>
      <text:p text:style-name="P2">{</text:p>
      <text:p text:style-name="P3"><text:s text:c="4"/><text:span text:style-name="T8">i</text:span><text:span text:style-name="T4">--;</text:span></text:p>
      <text:p text:style-name="P3"><text:span text:style-name="T9"><text:s text:c="4"/></text:span><text:span text:style-name="T10">if</text:span><text:span text:style-name="T3"> </text:span><text:span text:style-name="T4">(</text:span><text:span text:style-name="T8">n</text:span><text:span text:style-name="T3"> </text:span><text:span text:style-name="T4">==</text:span><text:span text:style-name="T8"> NULL</text:span><text:span text:style-name="T4">)</text:span></text:p>
      <text:p text:style-name="P3"><text:span text:style-name="T9"><text:s text:c="8"/></text:span><text:span text:style-name="T10">return</text:span><text:span text:style-name="T8"> NULL</text:span><text:span text:style-name="T4">;</text:span></text:p>
      <text:p text:style-name="P3"><text:span text:style-name="T9"><text:s text:c="4"/></text:span><text:span text:style-name="T10">if</text:span><text:span text:style-name="T3"> </text:span><text:span text:style-name="T4">(</text:span><text:span text:style-name="T8">i</text:span><text:span text:style-name="T3"> </text:span><text:span text:style-name="T4">==</text:span><text:span text:style-name="T11"> 0</text:span><text:span text:style-name="T4">)</text:span></text:p>
      <text:p text:style-name="P3"><text:span text:style-name="T9"><text:s text:c="8"/></text:span><text:span text:style-name="T10">return</text:span><text:span text:style-name="T6"> new</text:span><text:span text:style-name="T8"> node</text:span><text:span text:style-name="T4">(</text:span><text:span text:style-name="T8">NULL</text:span><text:span text:style-name="T4">,</text:span><text:span text:style-name="T8"> NULL</text:span><text:span text:style-name="T4">,</text:span><text:span text:style-name="T8"> Suma</text:span><text:span text:style-name="T4">(</text:span><text:span text:style-name="T8">n</text:span><text:span text:style-name="T4">-&gt;</text:span><text:span text:style-name="T8">fe</text:span><text:span text:style-name="T4">)+</text:span><text:span text:style-name="T8">Suma</text:span><text:span text:style-name="T4">(</text:span><text:span text:style-name="T8">n</text:span><text:span text:style-name="T4">-&gt;</text:span><text:span text:style-name="T8">fd</text:span><text:span text:style-name="T4">));</text:span></text:p>
      <text:p text:style-name="P3"><text:span text:style-name="T9"><text:s text:c="4"/></text:span><text:span text:style-name="T10">return</text:span><text:span text:style-name="T6"> new</text:span><text:span text:style-name="T8"> node</text:span><text:span text:style-name="T4">(</text:span><text:span text:style-name="T8">iArbreBinari</text:span><text:span text:style-name="T4">(</text:span><text:span text:style-name="T8">n</text:span><text:span text:style-name="T4">-&gt;</text:span><text:span text:style-name="T8">fe</text:span><text:span text:style-name="T4">,</text:span><text:span text:style-name="T8"> i</text:span><text:span text:style-name="T4">),</text:span><text:span text:style-name="T8"> iArbreBinari</text:span><text:span text:style-name="T4">(</text:span><text:span text:style-name="T8">n</text:span><text:span text:style-name="T4">-&gt;</text:span><text:span text:style-name="T8">fd</text:span><text:span text:style-name="T4">,</text:span><text:span text:style-name="T8"> i</text:span><text:span text:style-name="T4">),</text:span><text:span text:style-name="T8"> n</text:span><text:span text:style-name="T4">-&gt;</text:span><text:span text:style-name="T8">dada</text:span><text:span text:style-name="T4">);</text:span></text:p>
      <text:p text:style-name="P2">}</text:p>
      <text:p text:style-name="P5"/>
      <text:p text:style-name="P4"><text:span text:style-name="T7">int</text:span> ArbreBinari<text:span text:style-name="T2">::</text:span>Suma<text:span text:style-name="T2">(</text:span><text:span text:style-name="T5">const</text:span> node<text:span text:style-name="T1"> </text:span><text:span text:style-name="T2">*</text:span> n<text:span text:style-name="T2">)</text:span></text:p>
      <text:p text:style-name="P2">{</text:p>
      <text:p text:style-name="P3"><text:span text:style-name="T9"><text:s text:c="4"/></text:span><text:span text:style-name="T10">if</text:span><text:span text:style-name="T3"> </text:span><text:span text:style-name="T4">(</text:span><text:span text:style-name="T8">n</text:span><text:span text:style-name="T3"> </text:span><text:span text:style-name="T4">==</text:span><text:span text:style-name="T8"> NULL</text:span><text:span text:style-name="T4">)</text:span></text:p>
      <text:p text:style-name="P3"><text:span text:style-name="T9"><text:s text:c="8"/></text:span><text:span text:style-name="T10">return</text:span><text:span text:style-name="T11"> 0</text:span><text:span text:style-name="T4">;</text:span></text:p>
      <text:p text:style-name="P3"><text:span text:style-name="T9"><text:s text:c="4"/></text:span><text:span text:style-name="T10">return</text:span><text:span text:style-name="T8"> n</text:span><text:span text:style-name="T4">-&gt;</text:span><text:span text:style-name="T8">dada</text:span><text:span text:style-name="T4">+</text:span><text:span text:style-name="T8">Suma</text:span><text:span text:style-name="T4">(</text:span><text:span text:style-name="T8">n</text:span><text:span text:style-name="T4">-&gt;</text:span><text:span text:style-name="T8">fe</text:span><text:span text:style-name="T4">)+</text:span><text:span text:style-name="T8">Suma</text:span><text:span text:style-name="T4">(</text:span><text:span text:style-name="T8">n</text:span><text:span text:style-name="T4">-&gt;</text:span><text:span text:style-name="T8">fd</text:span><text:span text:style-name="T4">);</text:span></text:p>
      <text:p text:style-name="P7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00:27:03.971747151</meta:creation-date>
    <dc:date>2017-10-22T00:29:29.226024472</dc:date>
    <meta:editing-duration>PT29S</meta:editing-duration>
    <meta:editing-cycles>1</meta:editing-cycles>
    <meta:document-statistic meta:table-count="0" meta:image-count="0" meta:object-count="0" meta:page-count="1" meta:paragraph-count="21" meta:word-count="68" meta:character-count="561" meta:non-whitespace-character-count="451"/>
    <meta:generator>LibreOffice/5.1.6.2$Linux_X86_64 LibreOffice_project/10m0$Build-2</meta:generator>
  </office:meta>
</office:document-meta>
</file>